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5-10-23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5-09-19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5-08-25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5-07-21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5-06-2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5-05-28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5-04-1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5-03-19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5-01-2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4-12-1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4-11-2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4-10-2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4-09-24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4-08-23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4-07-19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4-06-20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4-05-2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4-04-18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4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4-03-13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4-02-2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3-12-15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3-11-17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3-10-2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3-09-25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3-08-28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3-07-24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3-06-2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3-05-1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3-03-23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3-02-1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3-01-19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2-12-09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2-11-1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2-10-2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2-09-28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2-08-18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2-07-2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2-06-22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2-05-2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2-04-20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2-03-2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2-02-18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2-01-2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1-12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1-11-19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1-10-25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1-09-16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1-08-20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1-07-23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1-06-1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1-05-2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1-04-23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1-03-2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1-02-24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1-01-25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0-12-1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0-11-19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0-10-29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0-09-21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0-08-21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0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0-06-22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0-05-27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0-02-20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20-01-23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9-12-13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9-11-25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9-10-2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9-09-23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9-08-27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9-07-1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9-06-27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9-05-2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9-04-24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9-03-2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9-02-25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9-01-28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8-12-27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8-11-27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8-10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8-09-27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8-08-3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8-07-31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8-06-20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8-05-24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8-04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8-03-2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8-02-23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8-01-25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7-12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7-11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7-10-27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7-08-25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7-07-26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7-06-29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7-05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7-04-21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7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7-02-2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7-01-30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6-12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6-11-2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6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6-07-28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6-06-2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6-05-2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6-04-29 1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6-03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6-02-2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6-01-27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5-12-23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5-11-2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5-10-28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5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5-08-21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5-07-28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5-06-23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5-05-27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4-12-1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4-11-2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4-10-28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4-09-26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4-08-29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4-06-24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4-05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4-04-29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4-03-28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4-0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4-01-27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3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3-11-29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3-10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3-09-2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3-08-26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3-07-3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3-06-26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3-04-24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3-03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3-01-31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2-12-20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2-1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2-09-24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2-08-20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2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2-06-25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2-03-30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2-01-2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1-12-22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1-10-25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1-09-23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1-08-27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1-07-20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1-06-23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1-03-2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1-02-2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0-11-29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0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0-08-31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0-07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0-06-2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0-04-3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0-03-3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0-03-01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10-01-2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9-11-23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9-10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9-09-22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9-08-28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9-07-27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9-06-25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9-05-22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9-04-2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9-03-2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9-02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9-01-2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8-12-2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8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8-10-0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8-08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8-07-25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8-06-20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8-05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7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6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5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4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4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4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3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2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1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0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200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9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9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9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9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8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8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7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7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6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5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5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4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3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1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0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0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0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90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9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9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8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8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8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6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4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4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3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3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3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2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2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1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0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0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0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80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7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79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79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7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7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79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78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7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7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7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7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7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7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7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76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76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76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7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76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7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7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75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75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75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30070230201</text:p>
          </table:table-cell>
          <table:table-cell office:value-type="string" calcext:value-type="string">
            <text:p>MA-A1W <text:s/>307 BARNSTABLE, MA</text:p>
          </table:table-cell>
          <table:table-cell office:value-type="string" calcext:value-type="string">
            <text:p>1975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02" meta:object-count="0"/>
    <meta:user-defined meta:name="AppVersion">3.0</meta:user-defined>
  </office:meta>
</office:document-meta>
</file>